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ADAAEDE4D86C07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8cm, 4.919cm, 17.893cm, 4.9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38cm" svg:height="22.6cm" svg:x="0.991cm" svg:y="2.291cm">
          <draw:image xlink:href="Pictures/10000000000005E8000007E05ADAAEDE4D86C07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0:47.916937108</dc:date>
    <meta:editing-duration>PT3M31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